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fb7" officeooo:paragraph-rsid="00138fb7"/>
    </style:style>
    <style:style style:name="P2" style:family="paragraph" style:parent-style-name="Standard" style:list-style-name="L1">
      <style:text-properties officeooo:rsid="00138fb7" officeooo:paragraph-rsid="00138fb7"/>
    </style:style>
    <style:style style:name="P3" style:family="paragraph" style:parent-style-name="Standard" style:list-style-name="L1">
      <style:text-properties officeooo:paragraph-rsid="00138fb7"/>
    </style:style>
    <style:style style:name="P4" style:family="paragraph" style:parent-style-name="Standard" style:list-style-name="L1">
      <style:text-properties officeooo:rsid="00152205" officeooo:paragraph-rsid="00152205"/>
    </style:style>
    <style:style style:name="T1" style:family="text">
      <style:text-properties officeooo:rsid="00138f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5 ARRAYS</text:p>
      <text:p text:style-name="P1"/>
      <text:list xml:id="list3434012852" text:style-name="L1">
        <text:list-item>
          <text:p text:style-name="P3"><text:span text:style-name="T1">array.length <text:s/>//Me devuelve la longitud del array</text:span></text:p>
        </text:list-item>
        <text:list-item>
          <text:p text:style-name="P2">array.push(lo que quiero agregar) //Agrega al final lo que hay entre paréntesis</text:p>
        </text:list-item>
        <text:list-item>
          <text:p text:style-name="P2">guardaElemento = array.pop() //Elimina el ultimo elem del array y lo guarda</text:p>
        </text:list-item>
        <text:list-item>
          <text:p text:style-name="P2">guardaElemento = array.shift() //Elimina el primer elemento</text:p>
        </text:list-item>
        <text:list-item>
          <text:p text:style-name="P2">array.unshift(elemento a agregar)</text:p>
        </text:list-item>
        <text:list-item>
          <text:p text:style-name="P4">array.indexOf(elemBuscado) //Devuelve la posición del elemento buscado, si no está devuelve -1</text:p>
        </text:list-item>
        <text:list-item>
          <text:p text:style-name="P4">array.lastIndexOf(elementbuscado) //Igual que indexof pero comienza a buscar desde atrás</text:p>
        </text:list-item>
        <text:list-item>
          <text:p text:style-name="P4">array.join() //transforma un array en string pero separado con comas o – o lo que pngamos en el (“ <text:s/>… <text:s/>”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3T13:38:12</meta:creation-date>
    <dc:date>2021-04-03T16:11:44.731000000</dc:date>
    <meta:editing-duration>PT1H20M23S</meta:editing-duration>
    <meta:editing-cycles>1</meta:editing-cycles>
    <meta:document-statistic meta:table-count="0" meta:image-count="0" meta:object-count="0" meta:page-count="1" meta:paragraph-count="9" meta:word-count="94" meta:character-count="604" meta:non-whitespace-character-count="523"/>
    <meta:generator>LibreOffice/6.4.2.2$Windows_X86_64 LibreOffice_project/4e471d8c02c9c90f512f7f9ead8875b57fcb1ec3</meta:generator>
  </office:meta>
</office:document-meta>
</file>